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2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24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>
      <style:text-properties fo:font-weight="bold" style:font-weight-asian="bold" style:font-weight-complex="bold"/>
    </style:style>
    <style:style style:name="ce15" style:family="table-cell" style:parent-style-name="Default" style:data-style-name="N124">
      <style:text-properties style:font-name="Liberation Mono"/>
    </style:style>
    <style:style style:name="ce21" style:family="table-cell" style:parent-style-name="Default" style:data-style-name="N124">
      <style:text-properties style:font-name="FreeMono"/>
    </style:style>
    <style:style style:name="ce23" style:family="table-cell" style:parent-style-name="Default" style:data-style-name="N124"/>
    <style:style style:name="ce24" style:family="table-cell" style:parent-style-name="Default">
      <style:text-properties fo:color="#20202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  <style:map style:condition="cell-content()=&quot;wip&quot;" style:apply-style-name="WIP" style:base-cell-address="calendar.C1"/>
      <style:map style:condition="cell-content()=&quot;done&quot;" style:apply-style-name="DONE" style:base-cell-address="calendar.C1"/>
      <style:map style:condition="cell-content()=&quot;problem&quot;" style:apply-style-name="PROBLEM" style:base-cell-address="calendar.C1"/>
    </style:style>
    <style:style style:name="ce29" style:family="table-cell" style:parent-style-name="Default">
      <style:map style:condition="cell-content()=&quot;wip&quot;" style:apply-style-name="WIP" style:base-cell-address="calendar.C1"/>
      <style:map style:condition="cell-content()=&quot;done&quot;" style:apply-style-name="DONE" style:base-cell-address="calendar.C1"/>
      <style:map style:condition="cell-content()=&quot;problem&quot;" style:apply-style-name="PROBLEM" style:base-cell-address="calendar.C1"/>
    </style:style>
    <style:style style:name="ce30" style:family="table-cell" style:parent-style-name="WIP">
      <style:map style:condition="cell-content()=&quot;wip&quot;" style:apply-style-name="WIP" style:base-cell-address="calendar.C1"/>
      <style:map style:condition="cell-content()=&quot;done&quot;" style:apply-style-name="DONE" style:base-cell-address="calendar.C1"/>
      <style:map style:condition="cell-content()=&quot;problem&quot;" style:apply-style-name="PROBLEM" style:base-cell-address="calendar.C1"/>
    </style:style>
    <style:style style:name="ce31" style:family="table-cell" style:parent-style-name="PROBLEM">
      <style:table-cell-properties fo:background-color="transparent"/>
      <style:text-properties style:use-window-font-color="true"/>
    </style:style>
    <style:style style:name="T1" style:family="text">
      <style:text-properties fo:color="#20202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zxx" fo:country="none" style:language-asian="zh" style:country-asian="CN" style:language-complex="hi" style:country-complex="IN" style:font-name-asian="Ubuntu" style:font-name-complex="Ubunt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no.</text:p>
          </table:table-cell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HOW</text:p>
          </table:table-cell>
        </table:table-row>
        <table:table-row table:style-name="ro1">
          <table:table-cell table:style-name="ce6"/>
          <table:table-cell table:style-name="ce8" table:number-columns-repeated="2"/>
        </table:table-row>
        <table:table-row table:style-name="ro1">
          <table:table-cell table:style-name="ce6"/>
          <table:table-cell table:style-name="ce8" office:value-type="string" calcext:value-type="string">
            <text:p>REAL WORLD</text:p>
          </table:table-cell>
          <table:table-cell table:style-name="ce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iekt – SC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fizyczne parametry obiektu</text:p>
          </table:table-cell>
          <table:table-cell office:value-type="string" calcext:value-type="string">
            <text:p>znaleźć sondę-modela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wektor stanu</text:p>
          </table:table-cell>
          <table:table-cell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zmienne wektora</text:p>
          </table:table-cell>
          <table:table-cell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wartosc poczatkow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ało niebieskie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fizyczne parametry obiektu (masa, kształt)</text:p>
          </table:table-cell>
          <table:table-cell office:value-type="string" calcext:value-type="string">
            <text:p>znaleźć asteroidę-modela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siatka punktów na powierzchni </text:p>
          </table:table-cell>
          <table:table-cell office:value-type="string" calcext:value-type="string">
            <text:p>dyskretyzacja powierzchni i znalezienie punktów charakterystycznych, lub znalezienie siatki w neci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ównania ruchu 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trajektoria ruchu SC</text:p>
          </table:table-cell>
          <table:table-cell office:value-type="string" calcext:value-type="string">
            <text:p>orbita keplerowska wokół ciała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trajektoria ruchu asteroidy</text:p>
          </table:table-cell>
          <table:table-cell office:value-type="string" calcext:value-type="string">
            <text:p>wziete z modelu? Ale narazie bez ruchu 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8" office:value-type="string" calcext:value-type="string">
            <text:p>OBSW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kcelerometr</text:p>
          </table:table-cell>
          <table:table-cell office:value-type="string" calcext:value-type="string">
            <text:p>(żyroskop też?)</text:p>
          </table:table-cell>
        </table:table-row>
        <table:table-row table:style-name="ro1">
          <table:table-cell table:style-name="Default"/>
          <table:table-cell office:value-type="string" calcext:value-type="string">
            <text:p>Szum pom, dryf, bia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bserwacja punktów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gorytm nawigacji inercyjnej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KF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2. Konfiguracja stanowiska symulacyjnego z wygenerowaną chmurą punktów nawigacyjnych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3. Implementacja algorytmów lokalizacji obiektu: nawigacja inercyjna z użyciem czujnika IMU i Unscented Kalman Filter z użyciem obserwowanych punktów nawigacyjnych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4. Porównanie otrzymanych wyników z algorytmem nawigacji inercyjnej bez punktów nawigacyjnych.</text:p>
          </table:table-cell>
          <table:table-cell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lendar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ce29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>
            <text:p>date due</text:p>
          </table:table-cell>
          <table:table-cell table:style-name="ce8" office:value-type="string" calcext:value-type="string">
            <text:p>tasks until date</text:p>
          </table:table-cell>
          <table:table-cell table:style-name="ce28" office:value-type="string" calcext:value-type="string">
            <text:p>status</text:p>
          </table:table-cell>
          <table:table-cell table:style-name="ce8" office:value-type="string" calcext:value-type="string">
            <text:p>task no.</text:p>
          </table:table-cell>
          <table:table-cell table:style-name="ce8" office:value-type="string" calcext:value-type="string">
            <text:p>commentary</text:p>
          </table:table-cell>
          <table:table-cell table:style-name="ce8" office:value-type="string" calcext:value-type="string">
            <text:p>hrs est.</text:p>
          </table:table-cell>
          <table:table-cell table:number-columns-repeated="2"/>
        </table:table-row>
        <table:table-row table:style-name="ro1">
          <table:table-cell table:style-name="ce15" office:value-type="date" office:date-value="2019-03-07" calcext:value-type="date">
            <text:p>07 Mar</text:p>
          </table:table-cell>
          <table:table-cell office:value-type="string" calcext:value-type="string">
            <text:p>tasks (major)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table:style-name="DONE" office:value-type="string" calcext:value-type="string">
            <text:p>done</text:p>
          </table:table-cell>
        </table:table-row>
        <table:table-row table:style-name="ro1">
          <table:table-cell table:style-name="ce15"/>
          <table:table-cell table:style-name="ce24" office:value-type="string" calcext:value-type="string">
            <text:p><text:span text:style-name="T1">tasks in calendar (major milestones)</text:span>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string" calcext:value-type="string">
            <text:p>wip</text:p>
          </table:table-cell>
        </table:table-row>
        <table:table-row table:style-name="ro1">
          <table:table-cell table:style-name="ce15"/>
          <table:table-cell office:value-type="string" calcext:value-type="string">
            <text:p>git repository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string" calcext:value-type="string">
            <text:p>problem</text:p>
          </table:table-cell>
        </table:table-row>
        <table:table-row table:style-name="ro1">
          <table:table-cell table:style-name="ce15"/>
          <table:table-cell office:value-type="string" calcext:value-type="string">
            <text:p>Find model asteroid</text:p>
          </table:table-cell>
          <table:table-cell table:style-name="ce30" office:value-type="string" calcext:value-type="string">
            <text:p>done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table:style-name="ce15"/>
          <table:table-cell office:value-type="string" calcext:value-type="string">
            <text:p>Asteroid data open in program 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table:style-name="ce15"/>
          <table:table-cell office:value-type="string" calcext:value-type="string">
            <text:p>Vertices of asteroid in program</text:p>
          </table:table-cell>
          <table:table-cell office:value-type="string" calcext:value-type="string">
            <text:p>wip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zy zmniejszyc ich ilosc?</text:p>
          </table:table-cell>
          <table:table-cell table:number-columns-repeated="3"/>
        </table:table-row>
        <table:table-row table:style-name="ro1">
          <table:table-cell table:style-name="ce15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5" office:value-type="date" office:date-value="2019-03-14" calcext:value-type="date">
            <text:p>14 Mar</text:p>
          </table:table-cell>
          <table:table-cell office:value-type="string" calcext:value-type="string">
            <text:p>równania ruchu (w układzie asteroidy)</text:p>
          </table:table-cell>
          <table:table-cell office:value-type="string" calcext:value-type="string">
            <text:p>wip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 table:style-name="ce15"/>
          <table:table-cell office:value-type="string" calcext:value-type="string">
            <text:p>SC parameters</text:p>
          </table:table-cell>
          <table:table-cell office:value-type="string" calcext:value-type="string">
            <text:p>done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table:style-name="ce15"/>
          <table:table-cell office:value-type="string" calcext:value-type="string">
            <text:p>środowisko symulacji (czas, krok,war pocz itp)</text:p>
          </table:table-cell>
          <table:table-cell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table:style-name="ce15"/>
          <table:table-cell office:value-type="string" calcext:value-type="string">
            <text:p>symulacja krążenia SC wokół CB (real trajectory)</text:p>
          </table:table-cell>
          <table:table-cell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table:style-name="ce15"/>
          <table:table-cell office:value-type="string" calcext:value-type="string">
            <text:p>orbita keplerowska (jak w rosetta)</text:p>
          </table:table-cell>
          <table:table-cell table:number-columns-repeated="6"/>
        </table:table-row>
        <table:table-row table:style-name="ro1">
          <table:table-cell table:style-name="ce15"/>
          <table:table-cell office:value-type="string" calcext:value-type="string">
            <text:p>architektura programu</text:p>
          </table:table-cell>
          <table:table-cell table:number-columns-repeated="6"/>
        </table:table-row>
        <table:table-row table:style-name="ro1">
          <table:table-cell table:style-name="ce15"/>
          <table:table-cell table:number-columns-repeated="7"/>
        </table:table-row>
        <table:table-row table:style-name="ro1">
          <table:table-cell table:style-name="ce15" office:value-type="date" office:date-value="2019-03-21" calcext:value-type="date">
            <text:p>21 Mar</text:p>
          </table:table-cell>
          <table:table-cell office:value-type="string" calcext:value-type="string">
            <text:p>[zapas na resztę DKE]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3-28" calcext:value-type="date">
            <text:p>28 Mar</text:p>
          </table:table-cell>
          <table:table-cell office:value-type="string" calcext:value-type="string">
            <text:p>model IMU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date" office:date-value="2019-04-04" calcext:value-type="date">
            <text:p>04 Apr</text:p>
          </table:table-cell>
          <table:table-cell office:value-type="string" calcext:value-type="string">
            <text:p>estymacja położenia z danych z IMU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5" office:value-type="date" office:date-value="2019-04-11" calcext:value-type="date">
            <text:p>11 Apr</text:p>
          </table:table-cell>
          <table:table-cell office:value-type="string" calcext:value-type="string">
            <text:p>[zapas na inerycjną]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4-18" calcext:value-type="date">
            <text:p>18 Apr</text:p>
          </table:table-cell>
          <table:table-cell office:value-type="string" calcext:value-type="string">
            <text:p>obserwacja punktów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4-25" calcext:value-type="date">
            <text:p>25 Apr</text:p>
          </table:table-cell>
          <table:table-cell office:value-type="string" calcext:value-type="string">
            <text:p>obserwacja punktów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02" calcext:value-type="date">
            <text:p>02 May</text:p>
          </table:table-cell>
          <table:table-cell office:value-type="string" calcext:value-type="string">
            <text:p>obserwacja punktów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09" calcext:value-type="date">
            <text:p>09 May</text:p>
          </table:table-cell>
          <table:table-cell office:value-type="string" calcext:value-type="string">
            <text:p>UKF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16" calcext:value-type="date">
            <text:p>16 May</text:p>
          </table:table-cell>
          <table:table-cell office:value-type="string" calcext:value-type="string">
            <text:p>UKF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23" calcext:value-type="date">
            <text:p>23 May</text:p>
          </table:table-cell>
          <table:table-cell office:value-type="string" calcext:value-type="string">
            <text:p>UKF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30" calcext:value-type="date">
            <text:p>30 May</text:p>
          </table:table-cell>
          <table:table-cell office:value-type="string" calcext:value-type="string">
            <text:p>estymacja położenia ineryjne+UKF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6-06" calcext:value-type="date">
            <text:p>06 Jun</text:p>
          </table:table-cell>
          <table:table-cell office:value-type="string" calcext:value-type="string">
            <text:p>[zapas]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6-13" calcext:value-type="date">
            <text:p>13 Jun</text:p>
          </table:table-cell>
          <table:table-cell office:value-type="string" calcext:value-type="string">
            <text:p>porównanie wyników metod</text:p>
          </table:table-cell>
          <table:table-cell table:number-columns-repeated="6"/>
        </table:table-row>
        <table:table-row table:style-name="ro1" table:number-rows-repeated="12">
          <table:table-cell table:style-name="ce15"/>
          <table:table-cell table:number-columns-repeated="7"/>
        </table:table-row>
        <table:table-row table:style-name="ro1">
          <table:table-cell table:style-name="ce15"/>
          <table:table-cell table:number-columns-repeated="4"/>
          <table:table-cell table:style-name="ce31"/>
          <table:table-cell table:number-columns-repeated="2"/>
        </table:table-row>
        <table:table-row table:style-name="ro1" table:number-rows-repeated="9">
          <table:table-cell table:style-name="ce15"/>
          <table:table-cell table:number-columns-repeated="7"/>
        </table:table-row>
        <table:table-row table:style-name="ro1" table:number-rows-repeated="10">
          <table:table-cell table:style-name="ce21"/>
          <table:table-cell table:number-columns-repeated="7"/>
        </table:table-row>
        <table:table-row table:style-name="ro1" table:number-rows-repeated="32">
          <table:table-cell table:style-name="ce23"/>
          <table:table-cell table:number-columns-repeated="7"/>
        </table:table-row>
        <table:table-row table:style-name="ro1" table:number-rows-repeated="1048483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calendar.C1:calendar.C1048576">
            <calcext:condition calcext:apply-style-name="WIP" calcext:value="=&quot;wip&quot;" calcext:base-cell-address="calendar.C1"/>
            <calcext:condition calcext:apply-style-name="DONE" calcext:value="=&quot;done&quot;" calcext:base-cell-address="calendar.C1"/>
            <calcext:condition calcext:apply-style-name="PROBLEM" calcext:value="=&quot;problem&quot;" calcext:base-cell-address="calendar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number:date-style style:name="N122">
      <number:day number:style="long"/>
      <number:text> </number:text>
      <number:month number:textual="true"/>
      <number:text>. </number:text>
    </number:date-style>
    <number:date-style style:name="N123">
      <number:day number:style="long"/>
      <number:text>. </number:text>
      <number:month number:textual="true"/>
      <number:text>.</number:text>
    </number:date-style>
    <number:date-style style:name="N124">
      <number:day number:style="long"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IP" style:family="table-cell" style:parent-style-name="Default">
      <style:table-cell-properties fo:background-color="#fff200"/>
    </style:style>
    <style:style style:name="DONE" style:family="table-cell" style:parent-style-name="Default">
      <style:table-cell-properties fo:background-color="#89c765"/>
    </style:style>
    <style:style style:name="PROBLEM" style:family="table-cell" style:parent-style-name="Default">
      <style:table-cell-properties fo:background-color="#ef413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22:42:15.196119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45:47.073478444</meta:creation-date>
    <dc:date>2019-03-12T22:43:33.220599306</dc:date>
    <meta:editing-duration>P1DT23H30M27S</meta:editing-duration>
    <meta:editing-cycles>7</meta:editing-cycles>
    <meta:generator>LibreOffice/6.0.7.3$Linux_X86_64 LibreOffice_project/00m0$Build-3</meta:generator>
    <meta:document-statistic meta:table-count="2" meta:cell-count="112" meta:object-count="0"/>
  </office:meta>
</office:document-meta>
</file>